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663b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663b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663b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663b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663b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663b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663b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663b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663b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663b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663b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663b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663b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663b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663b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663b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663b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Stefany De Los Angeles Ruiz Mait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2/4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93780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Dagnellys Del Valle Buinistky Zapat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617119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23.59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80" meta:character-count="1179" meta:non-whitespace-character-count="1009"/>
    <meta:template xlink:type="simple" xlink:actuate="onRequest" xlink:title="Normal" xlink:href=""/>
  </office:meta>
</office:document-meta>
</file>